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background-color="#b2b2b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4" style:family="table-row">
      <style:table-row-properties style:min-row-height="0.683cm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6" style:family="table-row">
      <style:table-row-properties style:min-row-height="0.817cm"/>
    </style:style>
    <style:style style:name="Tabela1.7" style:family="table-row">
      <style:table-row-properties style:min-row-height="2.958cm"/>
    </style:style>
    <style:style style:name="Tabela1.A7" style:family="table-cell">
      <style:table-cell-properties fo:padding="0.097cm" fo:border-left="0.05pt solid #000000" fo:border-right="none" fo:border-top="none" fo:border-bottom="0.05pt solid #000000"/>
    </style:style>
    <style:style style:name="Tabela1.B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line-height="150%"/>
      <style:text-properties style:font-name="Times New Roman"/>
    </style:style>
    <style:style style:name="P3" style:family="paragraph" style:parent-style-name="Standard">
      <style:text-properties style:font-name="Times New Roman" officeooo:paragraph-rsid="001edc1f"/>
    </style:style>
    <style:style style:name="P4" style:family="paragraph" style:parent-style-name="Standard">
      <style:text-properties style:font-name="Times New Roman" fo:font-style="italic" fo:font-weight="bold" officeooo:paragraph-rsid="001edc1f" style:font-style-asian="italic" style:font-weight-asian="bold" style:font-style-complex="italic" style:font-weight-complex="bold"/>
    </style:style>
    <style:style style:name="P5" style:family="paragraph" style:parent-style-name="Standard">
      <style:text-properties style:font-name="Times New Roman" fo:font-weight="bold" officeooo:paragraph-rsid="001edc1f" style:font-weight-asian="bold" style:font-weight-complex="bold"/>
    </style:style>
    <style:style style:name="P6" style:family="paragraph" style:parent-style-name="Standard">
      <style:text-properties style:font-name="Times New Roman" fo:font-weight="bold" officeooo:paragraph-rsid="00207edb" style:font-weight-asian="bold" style:font-weight-complex="bold"/>
    </style:style>
    <style:style style:name="P7" style:family="paragraph" style:parent-style-name="Standard">
      <style:text-properties style:font-name="Times New Roman" fo:font-weight="bold" officeooo:paragraph-rsid="00210276" style:font-weight-asian="bold" style:font-weight-complex="bold"/>
    </style:style>
    <style:style style:name="P8" style:family="paragraph" style:parent-style-name="Standard">
      <style:text-properties style:font-name="Times New Roman" fo:font-size="11pt" fo:font-style="italic" officeooo:paragraph-rsid="001edc1f" style:font-size-asian="11pt" style:font-style-asian="italic" style:font-size-complex="11pt" style:font-style-complex="italic"/>
    </style:style>
    <style:style style:name="P9" style:family="paragraph" style:parent-style-name="Standard">
      <style:text-properties style:font-name="Times New Roman" fo:font-size="13pt" fo:font-weight="bold" officeooo:paragraph-rsid="00210276" style:font-size-asian="13pt" style:font-weight-asian="bold" style:font-size-complex="13pt" style:font-weight-complex="bold"/>
    </style:style>
    <style:style style:name="P10" style:family="paragraph" style:parent-style-name="Standard">
      <style:text-properties style:font-name="Times New Roman" fo:font-size="13pt" fo:font-weight="bold" officeooo:paragraph-rsid="00207edb" style:font-size-asian="13pt" style:font-weight-asian="bold" style:font-size-complex="13pt" style:font-weight-complex="bold"/>
    </style:style>
    <style:style style:name="P11" style:family="paragraph" style:parent-style-name="Standard">
      <style:paragraph-properties fo:break-before="column"/>
      <style:text-properties style:font-name="Times New Roman" fo:font-weight="bold" officeooo:paragraph-rsid="001edc1f" style:font-weight-asian="bold" style:font-weight-complex="bold"/>
    </style:style>
    <style:style style:name="P12" style:family="paragraph" style:parent-style-name="Standard" style:list-style-name="L1">
      <style:text-properties style:font-name="Times New Roman" officeooo:paragraph-rsid="00207edb"/>
    </style:style>
    <style:style style:name="P13" style:family="paragraph" style:parent-style-name="Standard" style:list-style-name="L1">
      <style:text-properties style:font-name="Times New Roman" officeooo:paragraph-rsid="00210276"/>
    </style:style>
    <style:style style:name="T1" style:family="text">
      <style:text-properties fo:font-weight="bold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Temat:</text:span> Zadania poezji i role poety. Zinterpretuj i porównaj podane teksty Czesława Miłosza i Ernesta Brylla, uwzględniając wybrane konteksty literackie oraz ukształtowanie artystyczne obu tekstów.</text:p>
      <text:p text:style-name="Standard"/>
      <text:section text:style-name="Sect1" text:name="Sekcja1">
        <text:p text:style-name="P5">Czesław Miłosz (1911-2004)</text:p>
        <text:p text:style-name="P3"/>
        <text:p text:style-name="P4">Który skrzywdziłeś</text:p>
        <text:p text:style-name="P3"/>
        <text:p text:style-name="P3">Który skrzywdziłeś człowieka prostego</text:p>
        <text:p text:style-name="P3">Śmiechem nad krzywdą jego wybuchając,</text:p>
        <text:p text:style-name="P3">Gromadę błaznów koło siebie mając</text:p>
        <text:p text:style-name="P3">Na pomieszanie dobrego i złego,</text:p>
        <text:p text:style-name="P3">Choćby przed tobą wszyscy się skłonili</text:p>
        <text:p text:style-name="P3">Cnotę i mądrość tobie przypisując,</text:p>
        <text:p text:style-name="P3">Złote medale na twoją cześć kując,</text:p>
        <text:p text:style-name="P3">Radzi że jeszcze jeden dzień przeżyli,</text:p>
        <text:p text:style-name="P3"/>
        <text:p text:style-name="P3">Nie bądź bezpieczny. Poeta pamięta</text:p>
        <text:p text:style-name="P3">Możesz go zabić - narodzi się nowy.</text:p>
        <text:p text:style-name="P3">Spisane będą czyny i rozmowy.</text:p>
        <text:p text:style-name="P3"/>
        <text:p text:style-name="P3">Lepszy dla ciebie byłby świt zimowy</text:p>
        <text:p text:style-name="P3">I sznur i gałąź pod ciężarem zgięta.</text:p>
        <text:p text:style-name="P3"/>
        <text:p text:style-name="P8">Washington D.C., 1950 (Światło dzienne, 1953)</text:p>
        <text:p text:style-name="P3"/>
        <text:p text:style-name="P3"/>
        <text:p text:style-name="P11">Ernest Bryll (ur. 1935)</text:p>
        <text:p text:style-name="P3"/>
        <text:p text:style-name="P4">Ten, który…</text:p>
        <text:p text:style-name="P3"/>
        <text:p text:style-name="P3">Ten, który skrzywdził człowieka prostego</text:p>
        <text:p text:style-name="P3">Wynajdzie rymopisów, co wszystko wymażą</text:p>
        <text:p text:style-name="P3">i historyka w dowodach zręcznego</text:p>
        <text:p text:style-name="P3">Który wyrzeźbi dzieje z tak dostojną twarzą</text:p>
        <text:p text:style-name="P3">Jak nigdy w dziejach nie bywało.</text:p>
        <text:p text:style-name="P3">Ten, który zbrodnię czynił - byle wszystko cało</text:p>
        <text:p text:style-name="P3">Znajdzie w ciemności wieków swoją sprawiedliwość</text:p>
        <text:p text:style-name="P3">Chociaż siał burze, słodkie zbierze ziarno.</text:p>
        <text:p text:style-name="P3"/>
        <text:p text:style-name="P3">Takie jest doświadczenie. A my byśmy chcieli</text:p>
        <text:p text:style-name="P3">Aby się słowa poety lękano</text:p>
        <text:p text:style-name="P3">By imperatorowie w pomiętej pościeli</text:p>
        <text:p text:style-name="P3">Pocili się, myśleli - co o nich pisano</text:p>
        <text:p text:style-name="P3"/>
        <text:p text:style-name="P3">Takie jest doświadczenie, które zawsze znano</text:p>
        <text:p text:style-name="P3">I zawsze przeciw głupi poeci lecieli.</text:p>
        <text:p text:style-name="P3"/>
        <text:p text:style-name="P8">Zwierzątko, 1975</text:p>
      </text:section>
      <text:p text:style-name="P1"/>
      <text:p text:style-name="P1">I. Rozwinięcie tematu (22 pkt)</text:p>
      <text:p text:style-name="P1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0">Miłosz, Który skrzywdziłeś</text:p>
          </table:table-cell>
          <table:table-cell table:style-name="Tabela1.B1" office:value-type="string">
            <text:p text:style-name="P9">Bryll, Ten, który…</text:p>
          </table:table-cell>
        </table:table-row>
        <table:table-row>
          <table:table-cell table:style-name="Tabela1.A2" table:number-columns-spanned="2" office:value-type="string">
            <text:p text:style-name="P6">Kreacja podmiotu lirycznego</text:p>
          </table:table-cell>
          <table:covered-table-cell/>
        </table:table-row>
        <table:table-row>
          <table:table-cell table:style-name="Tabela1.A3" office:value-type="string">
            <text:list xml:id="list752417031" text:style-name="L1">
              <text:list-item>
                <text:p text:style-name="P12">pewny własnej wartości roli poeta;</text:p>
              </text:list-item>
              <text:list-item>
                <text:p text:style-name="P12">obserwator i krytyk piętnujący zło;</text:p>
              </text:list-item>
              <text:list-item>
                <text:p text:style-name="P12">osoba zaangażowana;</text:p>
              </text:list-item>
            </text:list>
          </table:table-cell>
          <table:table-cell table:style-name="Tabela1.B3" office:value-type="string">
            <text:list xml:id="list95613286657557" text:continue-numbering="true" text:style-name="L1">
              <text:list-item>
                <text:p text:style-name="P13">racjonalista odrzucający idealizowanie rzeczywistości;</text:p>
              </text:list-item>
              <text:list-item>
                <text:p text:style-name="P13">ironiczny, sarkastyczny krytyk;</text:p>
              </text:list-item>
              <text:list-item>
                <text:p text:style-name="P13">osoba zachowująca dystans;</text:p>
              </text:list-item>
            </text:list>
          </table:table-cell>
        </table:table-row>
        <table:table-row table:style-name="Tabela1.4">
          <table:table-cell table:style-name="Tabela1.A2" table:number-columns-spanned="2" office:value-type="string">
            <text:p text:style-name="P6">Adresat liryczny</text:p>
          </table:table-cell>
          <table:covered-table-cell/>
        </table:table-row>
        <table:table-row>
          <table:table-cell table:style-name="Tabela1.A5" office:value-type="string">
            <text:list xml:id="list95612812049090" text:continue-numbering="true" text:style-name="L1">
              <text:list-item>
                <text:p text:style-name="P13">człowiek lekceważący człowieka i normy moralne;</text:p>
              </text:list-item>
              <text:list-item>
                <text:p text:style-name="P13">tyran, zadufany w sobie, pyszny i dumny władca;</text:p>
              </text:list-item>
            </text:list>
          </table:table-cell>
          <table:table-cell table:style-name="Tabela1.B5" office:value-type="string">
            <text:list xml:id="list95612446863825" text:continue-numbering="true" text:style-name="L1">
              <text:list-item>
                <text:p text:style-name="P13">retoryczne "my", czyli "wy" - podm. zdystansowany!</text:p>
              </text:list-item>
              <text:list-item>
                <text:p text:style-name="P13">ludzie naiwni, wierzący w ideały i sprawiedliwość;</text:p>
              </text:list-item>
            </text:list>
          </table:table-cell>
        </table:table-row>
        <table:table-row table:style-name="Tabela1.6">
          <table:table-cell table:style-name="Tabela1.A2" table:number-columns-spanned="2" office:value-type="string">
            <text:p text:style-name="P7">Władca i społeczeństwo</text:p>
          </table:table-cell>
          <table:covered-table-cell/>
        </table:table-row>
        <table:table-row table:style-name="Tabela1.7">
          <table:table-cell table:style-name="Tabela1.A7" office:value-type="string">
            <text:list xml:id="list95613174785965" text:continue-numbering="true" text:style-name="L1">
              <text:list-item>
                <text:p text:style-name="P13">spersonalizowany (2 os. lp.) - wzmocnienie groźby;</text:p>
              </text:list-item>
              <text:list-item>
                <text:p text:style-name="P13">strachem podporządkowuje sobie innych;</text:p>
              </text:list-item>
              <text:list-item>
                <text:p text:style-name="P13">poddańczo wychwalany i idealizowany;</text:p>
              </text:list-item>
            </text:list>
          </table:table-cell>
          <table:table-cell table:style-name="Tabela1.B7" office:value-type="string">
            <text:list xml:id="list95612010573414" text:continue-numbering="true" text:style-name="L1">
              <text:list-item>
                <text:p text:style-name="P13">uprzedmiotowiony (3 os.) - niedosięgły; cyniczny i szyderczy manipulator; gardzi człowiekiem i prawdą;</text:p>
              </text:list-item>
              <text:list-item>
                <text:p text:style-name="P13">żąda poklasku, w praktyce triumfuje; pociąga za sobą ludzi (atrakcyjność zła);</text:p>
              </text:list-item>
            </text:list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0T09:57:49.422119515</meta:creation-date>
    <dc:date>2017-11-06T09:56:11.759721449</dc:date>
    <meta:editing-duration>PT28M36S</meta:editing-duration>
    <meta:editing-cycles>9</meta:editing-cycles>
    <meta:generator>LibreOffice/5.4.2.2.0$Linux_X86_64 LibreOffice_project/40m0$Build-2</meta:generator>
    <meta:document-statistic meta:table-count="1" meta:image-count="0" meta:object-count="0" meta:page-count="2" meta:paragraph-count="55" meta:word-count="324" meta:character-count="2186" meta:non-whitespace-character-count="1932"/>
  </office:meta>
</office:document-meta>
</file>